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1" style:family="table">
      <style:table-properties style:width="17.022cm" fo:margin-left="0cm" table:align="left"/>
    </style:style>
    <style:style style:name="Lentelė1.A" style:family="table-column">
      <style:table-column-properties style:column-width="12.405cm"/>
    </style:style>
    <style:style style:name="Lentelė1.B" style:family="table-column">
      <style:table-column-properties style:column-width="4.616cm"/>
    </style:style>
    <style:style style:name="Lentelė1.A1" style:family="table-cell">
      <style:table-cell-properties fo:padding="0.097cm" fo:border-left="0.05pt solid #000000" fo:border-right="none" fo:border-top="0.05pt solid #000000" fo:border-bottom="0.05pt solid #000000"/>
    </style:style>
    <style:style style:name="Lentelė1.B1" style:family="table-cell">
      <style:table-cell-properties fo:padding="0.097cm" fo:border="0.05pt solid #000000"/>
    </style:style>
    <style:style style:name="Lentelė1.A2" style:family="table-cell">
      <style:table-cell-properties fo:padding="0.097cm" fo:border-left="0.05pt solid #000000" fo:border-right="none" fo:border-top="none" fo:border-bottom="0.05pt solid #000000"/>
    </style:style>
    <style:style style:name="Lentelė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entelė1" table:style-name="Lentelė1">
        <table:table-column table:style-name="Lentelė1.A"/>
        <table:table-column table:style-name="Lentelė1.B"/>
        <table:table-row>
          <table:table-cell table:style-name="Lentelė1.A1" office:value-type="string">
            <text:p text:style-name="P1"><text:a xlink:type="simple" xlink:href="http://Misles.lt/">Misles.lt</text:a> </text:p>
          </table:table-cell>
          <table:table-cell table:style-name="Lentelė1.B1" office:value-type="string">
            <text:p text:style-name="P1"/>
          </table:table-cell>
        </table:table-row>
        <table:table-row>
          <table:table-cell table:style-name="Lentelė1.A2" office:value-type="string">
            <text:p text:style-name="P1">Aš pats, pati plati, sūnus greitas, duktė akla?</text:p>
          </table:table-cell>
          <table:table-cell table:style-name="Lentelė1.B2" office:value-type="string">
            <text:p text:style-name="P1">Dangus, žemė, vėjas, naktis </text:p>
          </table:table-cell>
        </table:table-row>
        <table:table-row>
          <table:table-cell table:style-name="Lentelė1.A2" office:value-type="string">
            <text:p text:style-name="Standard"><text:a xlink:type="simple" xlink:href="http://www.misles.lt/misles-apie-gamta/anoj-pusej-mariu-sirmi-zirgai-zvengia-kitoj-pusej-mariu-kamanos-blizga/"><text:span text:style-name="T1">Anoj pusėj marių širmi žirgai žvengia, kitoj pusėj marių – kamanos blizga?</text:span></text:a></text:p>
          </table:table-cell>
          <table:table-cell table:style-name="Lentelė1.B2" office:value-type="string">
            <text:p text:style-name="P1">Žaibas ir griausmas</text:p>
          </table:table-cell>
        </table:table-row>
        <table:table-row>
          <table:table-cell table:style-name="Lentelė1.A2" office:value-type="string">
            <text:p text:style-name="Standard"><text:a xlink:type="simple" xlink:href="http://www.misles.lt/misles-apie-gamta/be-koju-be-sparnu-i-medi-iskrido/"><text:span text:style-name="T1">Be kojų, be sparnų į medį įskrido?</text:span></text:a></text:p>
          </table:table-cell>
          <table:table-cell table:style-name="Lentelė1.B2" office:value-type="string">
            <text:p text:style-name="P1">sniegas</text:p>
          </table:table-cell>
        </table:table-row>
        <table:table-row>
          <table:table-cell table:style-name="Lentelė1.A2" office:value-type="string">
            <text:p text:style-name="P1">Aukso lenta praskilo, visas pasaulis sukilo?</text:p>
          </table:table-cell>
          <table:table-cell table:style-name="Lentelė1.B2" office:value-type="string">
            <text:p text:style-name="P1">Saulė patekėjo</text:p>
          </table:table-cell>
        </table:table-row>
        <table:table-row>
          <table:table-cell table:style-name="Lentelė1.A2" office:value-type="string">
            <text:p text:style-name="P1">Aukso paklodė visą žemę apglobė?</text:p>
          </table:table-cell>
          <table:table-cell table:style-name="Lentelė1.B2" office:value-type="string">
            <text:p text:style-name="P1">Aušra</text:p>
          </table:table-cell>
        </table:table-row>
        <table:table-row>
          <table:table-cell table:style-name="Lentelė1.A2" office:value-type="string">
            <text:p text:style-name="P1">Auksu mesta, sidabru austa, deimanto peiliu rėžta?</text:p>
          </table:table-cell>
          <table:table-cell table:style-name="Lentelė1.B2" office:value-type="string">
            <text:p text:style-name="P1">Vaivorykštė</text:p>
          </table:table-cell>
        </table:table-row>
        <table:table-row>
          <table:table-cell table:style-name="Lentelė1.A2" office:value-type="string">
            <text:p text:style-name="P1">Be kojų, be rankų vartus atkelia?</text:p>
          </table:table-cell>
          <table:table-cell table:style-name="Lentelė1.B2" office:value-type="string">
            <text:p text:style-name="P1">Vėjas</text:p>
          </table:table-cell>
        </table:table-row>
        <table:table-row>
          <table:table-cell table:style-name="Lentelė1.A2" office:value-type="string">
            <text:p text:style-name="P1">Be kojų, be sparnų į medį įskrido?</text:p>
          </table:table-cell>
          <table:table-cell table:style-name="Lentelė1.B2" office:value-type="string">
            <text:p text:style-name="P1">Sniegas</text:p>
          </table:table-cell>
        </table:table-row>
        <table:table-row>
          <table:table-cell table:style-name="Lentelė1.A2" office:value-type="string">
            <text:p text:style-name="P1">Čia yra, čia nėra, bet niekuomet nežūna?</text:p>
          </table:table-cell>
          <table:table-cell table:style-name="Lentelė1.B2" office:value-type="string">
            <text:p text:style-name="P1">Mėnulis</text:p>
          </table:table-cell>
        </table:table-row>
        <table:table-row>
          <table:table-cell table:style-name="Lentelė1.A2" office:value-type="string">
            <text:p text:style-name="P1">Dega visą dieną, bet nesudega?</text:p>
          </table:table-cell>
          <table:table-cell table:style-name="Lentelė1.B2" office:value-type="string">
            <text:p text:style-name="P1">Saulė</text:p>
          </table:table-cell>
        </table:table-row>
        <table:table-row>
          <table:table-cell table:style-name="Lentelė1.A2" office:value-type="string">
            <text:p text:style-name="P1">Ėjau naktį, pamečiau sagtį, mėnuo rado, saulė pagavo?</text:p>
          </table:table-cell>
          <table:table-cell table:style-name="Lentelė1.B2" office:value-type="string">
            <text:p text:style-name="P1">Rasa</text:p>
          </table:table-cell>
        </table:table-row>
        <table:table-row>
          <table:table-cell table:style-name="Lentelė1.A2" office:value-type="string">
            <text:p text:style-name="P1">Glėbiu nepaimsi, saujoj neišlaikysi, kai bėga – nesuturėsi?</text:p>
          </table:table-cell>
          <table:table-cell table:style-name="Lentelė1.B2" office:value-type="string">
            <text:p text:style-name="P1">Vanduo</text:p>
          </table:table-cell>
        </table:table-row>
        <table:table-row>
          <table:table-cell table:style-name="Lentelė1.A2" office:value-type="string">
            <text:p text:style-name="P1">Gyvena be kūno, kalba be liežuvio, visi jį girdi, bet niekas nemato?</text:p>
          </table:table-cell>
          <table:table-cell table:style-name="Lentelė1.B2" office:value-type="string">
            <text:p text:style-name="P1">Aidas</text:p>
          </table:table-cell>
        </table:table-row>
        <table:table-row>
          <table:table-cell table:style-name="Lentelė1.A2" office:value-type="string">
            <text:p text:style-name="P1">Kiaura bačka vandens pilna?</text:p>
          </table:table-cell>
          <table:table-cell table:style-name="Lentelė1.B2" office:value-type="string">
            <text:p text:style-name="P1">Šaltinis</text:p>
          </table:table-cell>
        </table:table-row>
        <table:table-row>
          <table:table-cell table:style-name="Lentelė1.A2" office:value-type="string">
            <text:p text:style-name="P1">Kuo daugiau gauna, tuo daugiau nori, o kai viską suėda, pati numiršta?</text:p>
          </table:table-cell>
          <table:table-cell table:style-name="Lentelė1.B2" office:value-type="string">
            <text:p text:style-name="P1">Ugnis</text:p>
          </table:table-cell>
        </table:table-row>
        <table:table-row>
          <table:table-cell table:style-name="Lentelė1.A2" office:value-type="string">
            <text:p text:style-name="P1">Manęs dažnai laukia, o kai ateinu – visi kaip patrakę nuo manęs bėga?</text:p>
          </table:table-cell>
          <table:table-cell table:style-name="Lentelė1.B2" office:value-type="string">
            <text:p text:style-name="P1">Lietus</text:p>
          </table:table-cell>
        </table:table-row>
        <table:table-row>
          <table:table-cell table:style-name="Lentelė1.A2" office:value-type="string">
            <text:p text:style-name="P1">Medžio galva, sidabro plaukai?</text:p>
          </table:table-cell>
          <table:table-cell table:style-name="Lentelė1.B2" office:value-type="string">
            <text:p text:style-name="P1">Šerkšnas</text:p>
          </table:table-cell>
        </table:table-row>
        <table:table-row>
          <table:table-cell table:style-name="Lentelė1.A2" office:value-type="string">
            <text:p text:style-name="P1">Nei gimsta, nei auga, nei miršta, o yra?</text:p>
          </table:table-cell>
          <table:table-cell table:style-name="Lentelė1.B2" office:value-type="string">
            <text:p text:style-name="P1">Akmuo</text:p>
          </table:table-cell>
        </table:table-row>
        <table:table-row>
          <table:table-cell table:style-name="Lentelė1.A2" office:value-type="string">
            <text:p text:style-name="P1">Neturi sparnų – padangėm skrajoja, neturi kojų – po žemę slankioja?</text:p>
          </table:table-cell>
          <table:table-cell table:style-name="Lentelė1.B2" office:value-type="string">
            <text:p text:style-name="P1">Lietus</text:p>
          </table:table-cell>
        </table:table-row>
        <table:table-row>
          <table:table-cell table:style-name="Lentelė1.A2" office:value-type="string">
            <text:p text:style-name="P1">Nors mus supa ir spaudžia, bet jo nematom?</text:p>
          </table:table-cell>
          <table:table-cell table:style-name="Lentelė1.B2" office:value-type="string">
            <text:p text:style-name="P1">Oras</text:p>
          </table:table-cell>
        </table:table-row>
        <table:table-row>
          <table:table-cell table:style-name="Lentelė1.A2" office:value-type="string">
            <text:p text:style-name="P1">Ore skraido, ant žemės guli, medyje tupi, ant rankos kaista, vandenyje prigeria, prie krosnies išnyksta?</text:p>
          </table:table-cell>
          <table:table-cell table:style-name="Lentelė1.B2" office:value-type="string">
            <text:p text:style-name="P1">Snaigė</text:p>
          </table:table-cell>
        </table:table-row>
        <table:table-row>
          <table:table-cell table:style-name="Lentelė1.A2" office:value-type="string">
            <text:p text:style-name="P1">Pati plati, pats dar platesnis, viena duktė mato, kita žabalė?</text:p>
          </table:table-cell>
          <table:table-cell table:style-name="Lentelė1.B2" office:value-type="string">
            <text:p text:style-name="P1">Žemė, dangus, diena, naktis</text:p>
          </table:table-cell>
        </table:table-row>
        <table:table-row>
          <table:table-cell table:style-name="Lentelė1.A2" office:value-type="string">
            <text:p text:style-name="P1">Pusė balta, pusė juoda, galuose raudona?</text:p>
          </table:table-cell>
          <table:table-cell table:style-name="Lentelė1.B2" office:value-type="string">
            <text:p text:style-name="P1">Diena ir naktis</text:p>
          </table:table-cell>
        </table:table-row>
        <table:table-row>
          <table:table-cell table:style-name="Lentelė1.A2" office:value-type="string">
            <text:p text:style-name="P1">Raudona ropė per dangų kopė, kuoduota pempė paskui ją tempė?</text:p>
          </table:table-cell>
          <table:table-cell table:style-name="Lentelė1.B2" office:value-type="string">
            <text:p text:style-name="P1">Saulė ir debesys</text:p>
          </table:table-cell>
        </table:table-row>
        <table:table-row>
          <table:table-cell table:style-name="Lentelė1.A2" office:value-type="string">
            <text:p text:style-name="P1">Rudenį gimsta, pavasarį miršta?</text:p>
          </table:table-cell>
          <table:table-cell table:style-name="Lentelė1.B2" office:value-type="string">
            <text:p text:style-name="P1">Sniegas</text:p>
          </table:table-cell>
        </table:table-row>
        <table:table-row>
          <table:table-cell table:style-name="Lentelė1.A2" office:value-type="string">
            <text:p text:style-name="P1">Skrenda, skrenda, bet žemėn nenusileidžia?</text:p>
          </table:table-cell>
          <table:table-cell table:style-name="Lentelė1.B2" office:value-type="string">
            <text:p text:style-name="P1">Debesys</text:p>
          </table:table-cell>
        </table:table-row>
        <table:table-row>
          <table:table-cell table:style-name="Lentelė1.A2" office:value-type="string">
            <text:p text:style-name="P1">Šluoju, šluoju – neišluoju, nešu, nešu – neišnešu?</text:p>
          </table:table-cell>
          <table:table-cell table:style-name="Lentelė1.B2" office:value-type="string">
            <text:p text:style-name="P1">Saulės spindulia</text:p>
          </table:table-cell>
        </table:table-row>
        <table:table-row>
          <table:table-cell table:style-name="Lentelė1.A2" office:value-type="string">
            <text:p text:style-name="P1">Vandeniu maudo, ugnim spjaudo ir smarkiai bara?</text:p>
          </table:table-cell>
          <table:table-cell table:style-name="Lentelė1.B2" office:value-type="string">
            <text:p text:style-name="P1">Audra</text:p>
          </table:table-cell>
        </table:table-row>
        <table:table-row>
          <table:table-cell table:style-name="Lentelė1.A2" office:value-type="string">
            <text:p text:style-name="P1">Visas kelias žirniais nubarstytas?</text:p>
          </table:table-cell>
          <table:table-cell table:style-name="Lentelė1.B2" office:value-type="string">
            <text:p text:style-name="P1">Dangus ir žvaigždės</text:p>
          </table:table-cell>
        </table:table-row>
        <table:table-row>
          <table:table-cell table:style-name="Lentelė1.A2" office:value-type="string">
            <text:p text:style-name="P1">Žemiau už gyvatę šliaužioja, aukščiau už paukščius skraido?</text:p>
          </table:table-cell>
          <table:table-cell table:style-name="Lentelė1.B2" office:value-type="string">
            <text:p text:style-name="P1">Vanduo / lietus</text:p>
          </table:table-cell>
        </table:table-row>
        <table:table-row>
          <table:table-cell table:style-name="Lentelė1.A2" office:value-type="string">
            <text:p text:style-name="P1">Einu vienas – pasižiūriu, kad dviese. Kas?</text:p>
          </table:table-cell>
          <table:table-cell table:style-name="Lentelė1.B2" office:value-type="string">
            <text:p text:style-name="P1">Šešėlis</text:p>
          </table:table-cell>
        </table:table-row>
        <table:table-row>
          <table:table-cell table:style-name="Lentelė1.A2" office:value-type="string">
            <text:p text:style-name="P1">Gyvis, kuriam visi ploja?</text:p>
          </table:table-cell>
          <table:table-cell table:style-name="Lentelė1.B2" office:value-type="string">
            <text:p text:style-name="P1">Uodas</text:p>
          </table:table-cell>
        </table:table-row>
        <table:table-row>
          <table:table-cell table:style-name="Lentelė1.A2" office:value-type="string">
            <text:p text:style-name="P1">Ką aš matau visada, karalius kai kada, o Dievas niekada?</text:p>
          </table:table-cell>
          <table:table-cell table:style-name="Lentelė1.B2" office:value-type="string">
            <text:p text:style-name="P1">Sau lygų</text:p>
          </table:table-cell>
        </table:table-row>
        <text:soft-page-break/>
        <table:table-row>
          <table:table-cell table:style-name="Lentelė1.A2" office:value-type="string">
            <text:p text:style-name="P1">Ką turi drambliai ir neturi jokie kiti gyvūnai?</text:p>
          </table:table-cell>
          <table:table-cell table:style-name="Lentelė1.B2" office:value-type="string">
            <text:p text:style-name="P1">Drambliukus</text:p>
          </table:table-cell>
        </table:table-row>
        <table:table-row>
          <table:table-cell table:style-name="Lentelė1.A2" office:value-type="string">
            <text:p text:style-name="P1">Kada kvailys panašus į gudruolį?</text:p>
          </table:table-cell>
          <table:table-cell table:style-name="Lentelė1.B2" office:value-type="string">
            <text:p text:style-name="P1">Kai tyli</text:p>
          </table:table-cell>
        </table:table-row>
        <table:table-row>
          <table:table-cell table:style-name="Lentelė1.A2" office:value-type="string">
            <text:p text:style-name="P1">Kaip reikia vaikščioti, kad batai neplyštų?</text:p>
          </table:table-cell>
          <table:table-cell table:style-name="Lentelė1.B2" office:value-type="string">
            <text:p text:style-name="P1">Basam</text:p>
          </table:table-cell>
        </table:table-row>
        <table:table-row>
          <table:table-cell table:style-name="Lentelė1.A2" office:value-type="string">
            <text:p text:style-name="P1">Kas baltas neplautas?</text:p>
          </table:table-cell>
          <table:table-cell table:style-name="Lentelė1.B2" office:value-type="string">
            <text:p text:style-name="P1">Gulbė</text:p>
          </table:table-cell>
        </table:table-row>
        <table:table-row>
          <table:table-cell table:style-name="Lentelė1.A2" office:value-type="string">
            <text:p text:style-name="P1">Kas buvo vakar ir bus rytoj?</text:p>
          </table:table-cell>
          <table:table-cell table:style-name="Lentelė1.B2" office:value-type="string">
            <text:p text:style-name="P1">Diena</text:p>
          </table:table-cell>
        </table:table-row>
        <table:table-row>
          <table:table-cell table:style-name="Lentelė1.A2" office:value-type="string">
            <text:p text:style-name="P1">Kas ryte vaikšto ant keturių, dieną ant dviejų, o vakare ant trijų?</text:p>
          </table:table-cell>
          <table:table-cell table:style-name="Lentelė1.B2" office:value-type="string">
            <text:p text:style-name="P1">Žmogus</text:p>
          </table:table-cell>
        </table:table-row>
        <table:table-row>
          <table:table-cell table:style-name="Lentelė1.A2" office:value-type="string">
            <text:p text:style-name="P1">Kas saldesnis už medų?</text:p>
          </table:table-cell>
          <table:table-cell table:style-name="Lentelė1.B2" office:value-type="string">
            <text:p text:style-name="P1">Miegas</text:p>
          </table:table-cell>
        </table:table-row>
        <table:table-row>
          <table:table-cell table:style-name="Lentelė1.A2" office:value-type="string">
            <text:p text:style-name="P1">Kas save suėda?</text:p>
          </table:table-cell>
          <table:table-cell table:style-name="Lentelė1.B2" office:value-type="string">
            <text:p text:style-name="P1">Žvakė</text:p>
          </table:table-cell>
        </table:table-row>
        <table:table-row>
          <table:table-cell table:style-name="Lentelė1.A2" office:value-type="string">
            <text:p text:style-name="P1">Akys kaip ratai, o saulės nemato?</text:p>
          </table:table-cell>
          <table:table-cell table:style-name="Lentelė1.B2" office:value-type="string">
            <text:p text:style-name="P1">Pelėda</text:p>
          </table:table-cell>
        </table:table-row>
        <table:table-row>
          <table:table-cell table:style-name="Lentelė1.A2" office:value-type="string">
            <text:p text:style-name="P1">Apvalus skylišius, plaukuotas vagišius?</text:p>
          </table:table-cell>
          <table:table-cell table:style-name="Lentelė1.B2" office:value-type="string">
            <text:p text:style-name="P1">Pelė oloje</text:p>
          </table:table-cell>
        </table:table-row>
        <table:table-row>
          <table:table-cell table:style-name="Lentelė1.A2" office:value-type="string">
            <text:p text:style-name="P1">Atbėgo du štuku buku ir pagriebė dvi štiki biki?</text:p>
          </table:table-cell>
          <table:table-cell table:style-name="Lentelė1.B2" office:value-type="string">
            <text:p text:style-name="P1">Vilkai ir ožkos</text:p>
          </table:table-cell>
        </table:table-row>
        <table:table-row>
          <table:table-cell table:style-name="Lentelė1.A2" office:value-type="string">
            <text:p text:style-name="P1">Audžia be staklių? Kas?</text:p>
          </table:table-cell>
          <table:table-cell table:style-name="Lentelė1.B2" office:value-type="string">
            <text:p text:style-name="P1">Voras</text:p>
          </table:table-cell>
        </table:table-row>
        <table:table-row>
          <table:table-cell table:style-name="Lentelė1.A2" office:value-type="string">
            <text:p text:style-name="P1">Be kirvio, be pjūklo namą pastato?</text:p>
          </table:table-cell>
          <table:table-cell table:style-name="Lentelė1.B2" office:value-type="string">
            <text:p text:style-name="P1">Kregždė</text:p>
          </table:table-cell>
        </table:table-row>
        <table:table-row>
          <table:table-cell table:style-name="Lentelė1.A2" office:value-type="string">
            <text:p text:style-name="P1">Graži mergaitė, sidabro suknaitė, uodegą judina?</text:p>
          </table:table-cell>
          <table:table-cell table:style-name="Lentelė1.B2" office:value-type="string">
            <text:p text:style-name="P1">Žuvis</text:p>
          </table:table-cell>
        </table:table-row>
        <table:table-row>
          <table:table-cell table:style-name="Lentelė1.A2" office:value-type="string">
            <text:p text:style-name="P1">Gražus katilėlis, vos prisiliesi – užverda? kuo labiau maišysi, tuo labiau verda.</text:p>
          </table:table-cell>
          <table:table-cell table:style-name="Lentelė1.B2" office:value-type="string">
            <text:p text:style-name="P1">Skruzdėlynas</text:p>
          </table:table-cell>
        </table:table-row>
        <table:table-row>
          <table:table-cell table:style-name="Lentelė1.A2" office:value-type="string">
            <text:p text:style-name="P1">Gyvas būdamas virves laikiau, numiręs – šunis šaukiau?</text:p>
          </table:table-cell>
          <table:table-cell table:style-name="Lentelė1.B2" office:value-type="string">
            <text:p text:style-name="P1">Jaučio ragas</text:p>
          </table:table-cell>
        </table:table-row>
        <table:table-row>
          <table:table-cell table:style-name="Lentelė1.A2" office:value-type="string">
            <text:p text:style-name="P1">Kabo kabikas, žiūri žiūrikas, kad kabikas nekabėtų – ir žiūrikas nežiūrėtų?</text:p>
          </table:table-cell>
          <table:table-cell table:style-name="Lentelė1.B2" office:value-type="string">
            <text:p text:style-name="P1">Lašiniai ir katinas</text:p>
          </table:table-cell>
        </table:table-row>
        <table:table-row>
          <table:table-cell table:style-name="Lentelė1.A2" office:value-type="string">
            <text:p text:style-name="P1">Kai gyvas buvau – visų bijojau, kai numiriau – žmogui ant galvos atsistojau?</text:p>
          </table:table-cell>
          <table:table-cell table:style-name="Lentelė1.B2" office:value-type="string">
            <text:p text:style-name="P1">Kiškis</text:p>
          </table:table-cell>
        </table:table-row>
        <table:table-row>
          <table:table-cell table:style-name="Lentelė1.A2" office:value-type="string">
            <text:p text:style-name="P1">Kalną suverčia, darbininko nematyti?</text:p>
          </table:table-cell>
          <table:table-cell table:style-name="Lentelė1.B2" office:value-type="string">
            <text:p text:style-name="P1">Kurmis</text:p>
          </table:table-cell>
        </table:table-row>
        <table:table-row>
          <table:table-cell table:style-name="Lentelė1.A2" office:value-type="string">
            <text:p text:style-name="P1">Keturi broleliai verkia, į vieną dubenį ašaros teka?</text:p>
          </table:table-cell>
          <table:table-cell table:style-name="Lentelė1.B2" office:value-type="string">
            <text:p text:style-name="P1">Karvę melžia</text:p>
          </table:table-cell>
        </table:table-row>
        <table:table-row>
          <table:table-cell table:style-name="Lentelė1.A2" office:value-type="string">
            <text:p text:style-name="P1">Keturi trataluoja, šimtai žemę šluoja?</text:p>
          </table:table-cell>
          <table:table-cell table:style-name="Lentelė1.B2" office:value-type="string">
            <text:p text:style-name="P1">Arklys</text:p>
          </table:table-cell>
        </table:table-row>
        <table:table-row>
          <table:table-cell table:style-name="Lentelė1.A2" office:value-type="string">
            <text:p text:style-name="P1">Pilkas – ne vilkas, ilgaausis – ne kiškis, su kanopom – ne arklys?</text:p>
          </table:table-cell>
          <table:table-cell table:style-name="Lentelė1.B2" office:value-type="string">
            <text:p text:style-name="P1">Asilas</text:p>
          </table:table-cell>
        </table:table-row>
        <table:table-row>
          <table:table-cell table:style-name="Lentelė1.A2" office:value-type="string">
            <text:p text:style-name="P1">Stovi baslys, tame baslyje daug laiptelių, tuose laipteliuose muzikantai griežia?</text:p>
          </table:table-cell>
          <table:table-cell table:style-name="Lentelė1.B2" office:value-type="string">
            <text:p text:style-name="P1">Medis ir paukščiai</text:p>
          </table:table-cell>
        </table:table-row>
        <table:table-row>
          <table:table-cell table:style-name="Lentelė1.A2" office:value-type="string">
            <text:p text:style-name="P1">Su sparnais, bet ne paukštis, su kailiu, bet ne žvėris?</text:p>
          </table:table-cell>
          <table:table-cell table:style-name="Lentelė1.B2" office:value-type="string">
            <text:p text:style-name="P1">Bitė</text:p>
          </table:table-cell>
        </table:table-row>
        <table:table-row>
          <table:table-cell table:style-name="Lentelė1.A2" office:value-type="string">
            <text:p text:style-name="P1">Tupėjo penkios varnos ant medžio. Atėjo medžiotojas, dvi nušovė. Kiek liko varnų?</text:p>
          </table:table-cell>
          <table:table-cell table:style-name="Lentelė1.B2" office:value-type="string">
            <text:p text:style-name="P1">Nei vienos, likusios nuskrido</text:p>
          </table:table-cell>
        </table:table-row>
        <table:table-row>
          <table:table-cell table:style-name="Lentelė1.A2" office:value-type="string">
            <text:p text:style-name="P1"/>
          </table:table-cell>
          <table:table-cell table:style-name="Lentelė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ė </meta:initial-creator>
    <meta:creation-date>2012-06-11T10:38:53</meta:creation-date>
    <dc:date>2012-07-16T16:36:32</dc:date>
    <dc:creator>nijole </dc:creator>
    <meta:editing-duration>PT13M36S</meta:editing-duration>
    <meta:editing-cycles>3</meta:editing-cycles>
    <meta:generator>LibreOffice/3.5$Linux_x86 LibreOffice_project/350m1$Build-2</meta:generator>
    <meta:printed-by>Nijolė </meta:printed-by>
    <meta:print-date>2012-06-11T11:06:33</meta:print-date>
    <meta:document-statistic meta:table-count="1" meta:image-count="0" meta:object-count="0" meta:page-count="2" meta:paragraph-count="117" meta:word-count="535" meta:character-count="3347" meta:non-whitespace-character-count="2927"/>
  </office:meta>
</office:document-meta>
</file>